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5f0c" officeooo:paragraph-rsid="001e5f0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e5f0c" officeooo:paragraph-rsid="001e5f0c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officeooo:paragraph-rsid="00225ba6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0pt" fo:font-weight="bold" officeooo:paragraph-rsid="002226bd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0pt" fo:font-weight="normal" officeooo:paragraph-rsid="002226bd" style:font-size-asian="8.75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1" fo:font-size="10pt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0pt" fo:font-weight="normal" officeooo:paragraph-rsid="00225ba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0pt" fo:font-weight="normal" officeooo:rsid="002226bd" officeooo:paragraph-rsid="002226bd" style:font-size-asian="8.75pt" style:font-weight-asian="normal" style:font-size-complex="10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Times New Roman1" fo:font-size="10pt" fo:font-weight="normal" officeooo:rsid="002226bd" officeooo:paragraph-rsid="002226bd" style:font-size-asian="8.75pt" style:font-weight-asian="normal" style:font-size-complex="10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1" fo:font-size="10pt" fo:font-weight="normal" officeooo:rsid="001e5f0c" officeooo:paragraph-rsid="001e5f0c" style:font-size-asian="8.75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1" fo:font-size="10pt" fo:font-weight="normal" officeooo:rsid="001e5f0c" officeooo:paragraph-rsid="002226bd" style:font-size-asian="8.75pt" style:font-weight-asian="normal" style:font-size-complex="10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1" fo:font-size="10pt" fo:font-weight="normal" officeooo:rsid="001e670d" officeooo:paragraph-rsid="001e670d" style:font-size-asian="8.75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 New Roman1" fo:font-size="10pt" fo:font-weight="normal" officeooo:rsid="001e670d" officeooo:paragraph-rsid="001e670d" style:font-size-asian="8.75pt" style:font-weight-asian="normal" style:font-size-complex="10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1" fo:font-size="10pt" fo:font-weight="normal" officeooo:rsid="00202821" officeooo:paragraph-rsid="00202821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1" fo:font-size="10pt" fo:font-weight="normal" officeooo:rsid="00202821" officeooo:paragraph-rsid="00202821" style:font-size-asian="8.75pt" style:font-weight-asian="normal" style:font-size-complex="10pt" style:font-weight-complex="normal"/>
    </style:style>
    <style:style style:name="P22" style:family="paragraph" style:parent-style-name="Text_20_body" style:list-style-name="L3">
      <style:text-properties style:font-name="Times New Roman1" fo:font-size="10pt" fo:font-weight="normal" officeooo:rsid="002226bd" officeooo:paragraph-rsid="002226bd" style:font-size-asian="8.75pt" style:font-weight-asian="normal" style:font-size-complex="10pt" style:font-weight-complex="normal"/>
    </style:style>
    <style:style style:name="P23" style:family="paragraph" style:parent-style-name="Text_20_body" style:list-style-name="L3">
      <style:text-properties style:font-name="Times New Roman1" fo:font-size="10pt" fo:font-weight="normal" officeooo:rsid="00225ba6" officeooo:paragraph-rsid="00225ba6" style:font-size-asian="8.75pt" style:font-weight-asian="normal" style:font-size-complex="10pt" style:font-weight-complex="normal"/>
    </style:style>
    <style:style style:name="P24" style:family="paragraph" style:parent-style-name="Heading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officeooo:rsid="001e5f0c"/>
    </style:style>
    <style:style style:name="T3" style:family="text">
      <style:text-properties officeooo:rsid="001e670d"/>
    </style:style>
    <style:style style:name="T4" style:family="text">
      <style:text-properties officeooo:rsid="002226bd"/>
    </style:style>
    <style:style style:name="T5" style:family="text">
      <style:text-properties style:font-name="Times New Roman1" fo:font-size="10pt" fo:font-weight="normal" officeooo:rsid="001e5f0c" style:font-size-asian="8.75pt" style:font-weight-asian="normal" style:font-size-complex="10pt" style:font-weight-complex="normal"/>
    </style:style>
    <style:style style:name="T6" style:family="text">
      <style:text-properties officeooo:rsid="00225ba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0%" draw:fill="solid" fo:padding="0in" fo:border="none" style:shadow="none" draw:shadow-opacity="100%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201in" svg:y="-0.0098in" svg:width="6.9425in" draw:z-index="0"><draw:text-box fo:min-height="1.1437in"><text:p text:style-name="P5">Adam Becklehimer</text:p><text:p text:style-name="P6">25 Myleigh Ave</text:p><text:p text:style-name="P6">Cookeville,TN,38501</text:p><text:p text:style-name="P6">(865)314-2123</text:p><text:p text:style-name="P6"><text:span text:style-name="T1">adam@becklehimer.com</text:span></text:p></draw:text-box></draw:frame></text:p>
      <text:p text:style-name="P3"/>
      <text:p text:style-name="P8">OBJECTIVE</text:p>
      <text:p text:style-name="P10"/>
      <text:p text:style-name="P10">To obtain a full-time position at <text:span text:style-name="T2">Company as a Software Engineer / System Analyst.</text:span></text:p>
      <text:p text:style-name="P10"/>
      <text:p text:style-name="P9">EDUCATION</text:p>
      <text:p text:style-name="P9"/>
      <text:p text:style-name="P13"><text:span text:style-name="T2">Furman University – Greenville, SC : Music Performance / Computer Science <text:tab/><text:tab/></text:span><text:tab/><text:span text:style-name="T2">2013 -2014 (Transfer)</text:span></text:p>
      <text:list xml:id="list7955043547477544918" text:style-name="L5">
        <text:list-item>
          <text:p text:style-name="P7"><text:span text:style-name="T5">Studied onboard gyroscope use in cell phones for game development</text:span></text:p>
        </text:list-item>
      </text:list>
      <text:list xml:id="list2866178852539018106" text:style-name="L4">
        <text:list-header>
          <text:p text:style-name="P15"/>
        </text:list-header>
      </text:list>
      <text:p text:style-name="P11"><text:span text:style-name="T2">Tennessee Technological University – Cookeville, TN : Computer Science </text:span><text:tab/><text:tab/><text:span text:style-name="T2">2015 – Present (Exp: Fall 2018)</text:span></text:p>
      <text:p text:style-name="P14"/>
      <text:p text:style-name="P14">Cummulative GPA: 2.7 – <text:span text:style-name="T6">Current Senior</text:span></text:p>
      <text:p text:style-name="P14"/>
      <text:p text:style-name="P8"/>
      <text:p text:style-name="P8"/>
      <text:p text:style-name="P8">SKILLS</text:p>
      <text:p text:style-name="P8"/>
      <text:list xml:id="list8428138730288351241" text:style-name="L1">
        <text:list-item>
          <text:p text:style-name="P16">Languages: <text:span text:style-name="T3">Bash, </text:span>C++, Java, Python, <text:span text:style-name="T4">Objective C,</text:span> Perl</text:p>
        </text:list-item>
        <text:list-item>
          <text:p text:style-name="P17">Operating Systems: Linux(Debian base,Pacman base), <text:span text:style-name="T4">Mac OS X, </text:span>Windows X<text:span text:style-name="T4">P</text:span></text:p>
        </text:list-item>
        <text:list-item>
          <text:p text:style-name="P18">Applications: Document Processing, Audio Processing</text:p>
          <text:p text:style-name="P12"/>
        </text:list-item>
      </text:list>
      <text:p text:style-name="P10"/>
      <text:p text:style-name="P8">EMPLOYMENT</text:p>
      <text:p text:style-name="P8"/>
      <text:p text:style-name="P10"><text:span text:style-name="T3">Intern – Cray Research,Inc</text:span><text:tab/><text:tab/><text:tab/><text:tab/><text:tab/><text:tab/><text:tab/><text:tab/><text:span text:style-name="T3">May 2015 – August 2017</text:span></text:p>
      <text:p text:style-name="P10"/>
      <text:list xml:id="list5390115215675434170" text:style-name="L2">
        <text:list-item>
          <text:p text:style-name="P19">Summer intern assisting in field maintenance of the Titan supercomputer</text:p>
        </text:list-item>
        <text:list-item>
          <text:p text:style-name="P19">Monitoring of physical computer environment data</text:p>
        </text:list-item>
        <text:list-item>
          <text:p text:style-name="P19">GPU failure mapping</text:p>
        </text:list-item>
        <text:list-item>
          <text:p text:style-name="P19">Developed inventory management system as a portable phone application</text:p>
        </text:list-item>
        <text:list-item>
          <text:p text:style-name="P20">Hardware replacement</text:p>
        </text:list-item>
      </text:list>
      <text:p text:style-name="P21"/>
      <text:p text:style-name="P24">Additional Info</text:p>
      <text:list xml:id="list3404227863369787779" text:style-name="L3">
        <text:list-item>
          <text:p text:style-name="P22">Eagle Scout</text:p>
        </text:list-item>
        <text:list-item>
          <text:p text:style-name="P22">Professional musician in classical and jazz fields of study </text:p>
        </text:list-item>
        <text:list-item>
          <text:p text:style-name="P23">Current software work can be found at: https://github.com/ambeck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0:00:58.372816174</meta:creation-date>
    <meta:editing-duration>P1DT1H21M25S</meta:editing-duration>
    <meta:editing-cycles>5</meta:editing-cycles>
    <meta:generator>LibreOffice/4.2.8.2$Linux_X86_64 LibreOffice_project/420m0$Build-2</meta:generator>
    <dc:date>2017-09-15T01:39:25.026203607</dc:date>
    <meta:document-statistic meta:table-count="0" meta:image-count="0" meta:object-count="0" meta:page-count="1" meta:paragraph-count="29" meta:word-count="162" meta:character-count="1124" meta:non-whitespace-character-count="984"/>
  </office:meta>
</office:document-meta>
</file>